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Pictures/2000000D000000DD000000DD2B264CF0.svm"/>
  <manifest:file-entry manifest:media-type="" manifest:full-path="Object 1/Pictures/2000000D000000DD000000DD47D2A0B4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98in"/>
    </style:style>
    <style:style style:name="co2" style:family="table-column">
      <style:table-column-properties fo:break-before="auto" style:column-width="1.404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965in"/>
    </style:style>
    <style:style style:name="co5" style:family="table-column">
      <style:table-column-properties fo:break-before="auto" style:column-width="0.9071in"/>
    </style:style>
    <style:style style:name="ro1" style:family="table-row">
      <style:table-row-properties style:row-height="0.2402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8080"/>
    </style:style>
    <style:style style:name="ce3" style:family="table-cell" style:parent-style-name="Default">
      <style:table-cell-properties fo:background-color="#ccfff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/>
    </style:style>
    <style:style style:name="ce8" style:family="table-cell" style:parent-style-name="Default" style:data-style-name="N147">
      <style:table-cell-properties fo:background-color="#ff8080"/>
    </style:style>
    <style:style style:name="ce9" style:family="table-cell" style:parent-style-name="Default" style:data-style-name="N117"/>
    <style:style style:name="ce10" style:family="table-cell" style:parent-style-name="Default" style:data-style-name="N120">
      <style:table-cell-properties fo:background-color="#ccffff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0"/>
    <style:style style:name="ce14" style:family="table-cell" style:parent-style-name="Default" style:data-style-name="N120">
      <style:text-properties fo:font-weight="bold" style:font-weight-asian="bold" style:font-weight-complex="bold"/>
    </style:style>
    <style:style style:name="ce15" style:family="table-cell" style:parent-style-name="Default" style:data-style-name="N120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3pt" style:language-asian="en" style:country-asian="US" style:font-style-asian="normal" style:font-weight-asian="normal" style:font-name-complex="Courier" style:font-size-complex="7.3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19"/>
    <style:style style:name="ce17" style:family="table-cell" style:parent-style-name="Default" style:data-style-name="N119">
      <style:text-properties fo:language="en" fo:country="US" style:language-asian="en" style:country-asian="US" style:language-complex="en" style:country-complex="U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3"/>
        <table:table-column table:style-name="co3" table:number-columns-repeated="2" table:default-cell-style-name="ce8"/>
        <table:table-column table:style-name="co1" table:default-cell-style-name="ce9"/>
        <table:table-column table:style-name="co3" table:default-cell-style-name="ce10"/>
        <table:table-column table:style-name="co4" table:default-cell-style-name="ce13"/>
        <table:table-column table:style-name="co4" table:default-cell-style-name="ce15"/>
        <table:table-column table:style-name="co3" table:default-cell-style-name="ce15"/>
        <table:table-column table:style-name="co3" table:number-columns-repeated="2" table:default-cell-style-name="ce16"/>
        <table:table-column table:style-name="co3" table:default-cell-style-name="ce17"/>
        <table:table-column table:style-name="co5" table:number-columns-repeated="2" table:default-cell-style-name="Default"/>
        <table:table-row table:style-name="ro1">
          <table:table-cell table:style-name="ce1" office:value-type="string" table:number-columns-spanned="4" table:number-rows-spanned="1">
            <text:p>Refractometer Final Gravity Calculator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8"/>
          <table:table-cell table:number-columns-repeated="2"/>
        </table:table-row>
        <table:table-row table:style-name="ro2">
          <table:table-cell table:style-name="Default" office:value-type="string" table:number-columns-spanned="2" table:number-rows-spanned="1">
            <text:p>from <text:a xlink:href="http://seanterrill.com/">http://seanterrill.com</text:a></text:p>
          </table:table-cell>
          <table:covered-table-cell table:style-name="Default"/>
          <table:table-cell table:style-name="Default" office:value-type="string">
            <text:p>Version 3.0</text:p>
          </table:table-cell>
          <table:table-cell table:style-name="Default" table:number-columns-repeated="9"/>
          <table:table-cell table:number-columns-repeated="2"/>
        </table:table-row>
        <table:table-row table:style-name="ro3">
          <table:table-cell table:style-name="ce2" office:value-type="string" table:number-columns-spanned="2" table:number-rows-spanned="1">
            <text:p>Fields in red are required.</text:p>
          </table:table-cell>
          <table:covered-table-cell table:style-name="ce2"/>
          <table:table-cell table:style-name="ce7" office:value-type="string" table:number-columns-spanned="2" table:number-rows-spanned="1">
            <text:p>Wort correction factor:</text:p>
          </table:table-cell>
          <table:covered-table-cell table:style-name="ce7"/>
          <table:table-cell table:style-name="ce2" office:value-type="float" office:value="1.04">
            <text:p>1.04</text:p>
          </table:table-cell>
          <table:table-cell table:style-name="Default" table:number-columns-repeated="7"/>
          <table:table-cell table:number-columns-repeated="2"/>
        </table:table-row>
        <table:table-row table:style-name="ro3">
          <table:table-cell table:style-name="ce3" office:value-type="string" table:number-columns-spanned="2" table:number-rows-spanned="1">
            <text:p>Fields in green are optional.</text:p>
          </table:table-cell>
          <table:covered-table-cell/>
          <table:table-cell table:style-name="Default"/>
          <table:table-cell table:style-name="ce7" office:value-type="string">
            <text:p>(default: 1.04)</text:p>
          </table:table-cell>
          <table:table-cell table:style-name="Default" table:number-columns-repeated="8"/>
          <table:table-cell table:number-columns-repeated="2"/>
        </table:table-row>
        <table:table-row table:style-name="ro3">
          <table:table-cell table:style-name="ce4" table:number-columns-repeated="2"/>
          <table:table-cell table:style-name="Default" table:number-columns-repeated="2"/>
          <table:table-cell table:style-name="ce7"/>
          <table:table-cell table:style-name="Default"/>
          <table:table-cell table:style-name="ce12" office:value-type="string" table:number-columns-spanned="3" table:number-rows-spanned="1">
            <text:p>Refractometer FG Correlations</text:p>
          </table:table-cell>
          <table:covered-table-cell table:style-name="Default"/>
          <table:covered-table-cell table:style-name="Default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5" office:value-type="string">
            <text:p>Batch #</text:p>
          </table:table-cell>
          <table:table-cell table:style-name="ce5" office:value-type="string">
            <text:p>Name/Description</text:p>
          </table:table-cell>
          <table:table-cell table:style-name="ce5" office:value-type="string">
            <text:p>Orig °Brix</text:p>
          </table:table-cell>
          <table:table-cell table:style-name="ce5" office:value-type="string">
            <text:p>Final °Brix</text:p>
          </table:table-cell>
          <table:table-cell table:style-name="ce5" office:value-type="string">
            <text:p>OG</text:p>
          </table:table-cell>
          <table:table-cell table:style-name="ce5" office:value-type="string">
            <text:p>Hydro FG</text:p>
          </table:table-cell>
          <table:table-cell table:style-name="ce5" office:value-type="string">
            <text:p>Old Cubic</text:p>
          </table:table-cell>
          <table:table-cell table:style-name="ce5" office:value-type="string">
            <text:p>New Cubic</text:p>
          </table:table-cell>
          <table:table-cell table:style-name="ce5" office:value-type="string">
            <text:p>New Linear</text:p>
          </table:table-cell>
          <table:table-cell table:style-name="ce5" office:value-type="string">
            <text:p>Attenuation</text:p>
          </table:table-cell>
          <table:table-cell table:style-name="ce5" office:value-type="string">
            <text:p>App. Atten.</text:p>
          </table:table-cell>
          <table:table-cell table:style-name="ce5" office:value-type="string">
            <text:p>ABV</text:p>
          </table:table-cell>
          <table:table-cell table:style-name="ce5"/>
          <table:table-cell/>
        </table:table-row>
        <table:table-row table:style-name="ro3">
          <table:table-cell office:value-type="float" office:value="1">
            <text:p>1</text:p>
          </table:table-cell>
          <table:table-cell/>
          <table:table-cell table:number-columns-repeated="2"/>
          <table:table-cell table:formula="of:=(([.C7]/[.$E$3])/(258.6-((([.C7]/[.$E$3])/258.2)*227.1))+1)" office:value-type="float" office:value="1">
            <text:p>1.000</text:p>
          </table:table-cell>
          <table:table-cell/>
          <table:table-cell table:formula="of:=IF([.C7]=0; &quot;NaN&quot;; 1.001843 - 0.002318474*([.C7]/[.$E$3]) - 0.000007775*([.C7]/[.$E$3])^2 - 0.000000034*([.C7]/[.$E$3])^3 + 0.00574*([.D7]/[.$E$3]) + 0.00003344*([.D7]/[.$E$3])^2 + 0.000000086*([.D7]/[.$E$3])^3)" office:value-type="string" office:string-value="NaN">
            <text:p>NaN</text:p>
          </table:table-cell>
          <table:table-cell table:formula="of:=IF([.C7]=0; &quot;NaN&quot;; 1 - 0.0044993*([.C7]/[.$E$3]) + 0.0117741*([.D7]/[.$E$3]) + 0.000275806*([.C7]/[.$E$3])^2 - 0.00127169*([.D7]/[.$E$3])^2 - 0.00000727999*([.C7]/[.$E$3])^3 + 0.0000632929*([.D7]/[.$E$3])^3)" office:value-type="string" office:string-value="NaN">
            <text:p>NaN</text:p>
          </table:table-cell>
          <table:table-cell table:formula="of:=IF([.$C7]=0; &quot;NaN&quot;; 1 - 0.000856829*([.$C7]/[.$E$3]) + 0.00349412*([.$D7]/[.$E$3]))" office:value-type="string" office:string-value="NaN">
            <text:p>NaN</text:p>
          </table:table-cell>
          <table:table-cell table:formula="of:=[.K7]*0.8192" office:value-type="percentage" office:value="0">
            <text:p>#VALUE!</text:p>
          </table:table-cell>
          <table:table-cell table:formula="of:=IF([.F7]=0; ((1 - (0.1808*(668.72*[.H7] - 463.37 - 205.347*[.H7]^2) + 0.8192*(668.72*[.H7] - 463.37 - 205.347*[.H7]^2))/([.C7]/[.$E$3]))); ((1 - (0.1808*(668.72*[.F7] - 463.37 - 205.347*[.F7]^2) + 0.8192*(668.72*[.F7] - 463.37 - 205.347*[.F7]^2))/([.C7]/[.$E$3]))))" office:value-type="percentage" office:value="0">
            <text:p>#VALUE!</text:p>
          </table:table-cell>
          <table:table-cell table:formula="of:=IF([.F7]=0; (0.01/0.8192)*(([.C7]/[.$E$3])-(0.1808*([.C7]/[.$E$3]) + 0.8192*(668.72*[.H7] - 463.37 - 205.347*[.H7]^2)))/(2.0665 - 0.010665*([.C7]/[.$E$3])); (0.01/0.8192)*(([.C7]/[.$E$3])-(0.1808*([.C7]/[.$E$3]) + 0.8192*(668.72*[.F7] - 463.37 - 205.347*[.F7]^2)))/(2.0665 - 0.010665*([.C7]/[.$E$3])))" office:value-type="percentage" office:value="0">
            <text:p>#VALUE!</text:p>
          </table:table-cell>
          <table:table-cell table:number-columns-repeated="2"/>
        </table:table-row>
        <table:table-row table:style-name="ro3">
          <table:table-cell table:formula="of:=[.A7]+1" office:value-type="float" office:value="2">
            <text:p>2</text:p>
          </table:table-cell>
          <table:table-cell/>
          <table:table-cell table:number-columns-repeated="2"/>
          <table:table-cell table:formula="of:=(([.C8]/[.$E$3])/(258.6-((([.C8]/[.$E$3])/258.2)*227.1))+1)" office:value-type="float" office:value="1">
            <text:p>1.000</text:p>
          </table:table-cell>
          <table:table-cell/>
          <table:table-cell table:formula="of:=IF([.C8]=0; &quot;NaN&quot;; 1.001843 - 0.002318474*([.C8]/[.$E$3]) - 0.000007775*([.C8]/[.$E$3])^2 - 0.000000034*([.C8]/[.$E$3])^3 + 0.00574*([.D8]/[.$E$3]) + 0.00003344*([.D8]/[.$E$3])^2 + 0.000000086*([.D8]/[.$E$3])^3)" office:value-type="string" office:string-value="NaN">
            <text:p>NaN</text:p>
          </table:table-cell>
          <table:table-cell table:formula="of:=IF([.C8]=0; &quot;NaN&quot;; 1 - 0.0044993*([.C8]/[.$E$3]) + 0.0117741*([.D8]/[.$E$3]) + 0.000275806*([.C8]/[.$E$3])^2 - 0.00127169*([.D8]/[.$E$3])^2 - 0.00000727999*([.C8]/[.$E$3])^3 + 0.0000632929*([.D8]/[.$E$3])^3)" office:value-type="string" office:string-value="NaN">
            <text:p>NaN</text:p>
          </table:table-cell>
          <table:table-cell table:formula="of:=IF([.$C8]=0; &quot;NaN&quot;; 1 - 0.000856829*([.$C8]/[.$E$3]) + 0.00349412*([.$D8]/[.$E$3]))" office:value-type="string" office:string-value="NaN">
            <text:p>NaN</text:p>
          </table:table-cell>
          <table:table-cell table:formula="of:=[.K8]*0.8192" office:value-type="percentage" office:value="0">
            <text:p>#VALUE!</text:p>
          </table:table-cell>
          <table:table-cell table:formula="of:=IF([.F8]=0; ((1 - (0.1808*(668.72*[.H8] - 463.37 - 205.347*[.H8]^2) + 0.8192*(668.72*[.H8] - 463.37 - 205.347*[.H8]^2))/([.C8]/[.$E$3]))); ((1 - (0.1808*(668.72*[.F8] - 463.37 - 205.347*[.F8]^2) + 0.8192*(668.72*[.F8] - 463.37 - 205.347*[.F8]^2))/([.C8]/[.$E$3]))))" office:value-type="percentage" office:value="0">
            <text:p>#VALUE!</text:p>
          </table:table-cell>
          <table:table-cell table:formula="of:=IF([.F8]=0; (0.01/0.8192)*(([.C8]/[.$E$3])-(0.1808*([.C8]/[.$E$3]) + 0.8192*(668.72*[.H8] - 463.37 - 205.347*[.H8]^2)))/(2.0665 - 0.010665*([.C8]/[.$E$3])); (0.01/0.8192)*(([.C8]/[.$E$3])-(0.1808*([.C8]/[.$E$3]) + 0.8192*(668.72*[.F8] - 463.37 - 205.347*[.F8]^2)))/(2.0665 - 0.010665*([.C8]/[.$E$3])))" office:value-type="percentage" office:value="0">
            <text:p>#VALUE!</text:p>
          </table:table-cell>
          <table:table-cell table:number-columns-repeated="2"/>
        </table:table-row>
        <table:table-row table:style-name="ro3">
          <table:table-cell table:formula="of:=[.A8]+1" office:value-type="float" office:value="3">
            <text:p>3</text:p>
          </table:table-cell>
          <table:table-cell/>
          <table:table-cell table:number-columns-repeated="2"/>
          <table:table-cell table:formula="of:=(([.C9]/[.$E$3])/(258.6-((([.C9]/[.$E$3])/258.2)*227.1))+1)" office:value-type="float" office:value="1">
            <text:p>1.000</text:p>
          </table:table-cell>
          <table:table-cell/>
          <table:table-cell table:formula="of:=IF([.C9]=0; &quot;NaN&quot;; 1.001843 - 0.002318474*([.C9]/[.$E$3]) - 0.000007775*([.C9]/[.$E$3])^2 - 0.000000034*([.C9]/[.$E$3])^3 + 0.00574*([.D9]/[.$E$3]) + 0.00003344*([.D9]/[.$E$3])^2 + 0.000000086*([.D9]/[.$E$3])^3)" office:value-type="string" office:string-value="NaN">
            <text:p>NaN</text:p>
          </table:table-cell>
          <table:table-cell table:formula="of:=IF([.C9]=0; &quot;NaN&quot;; 1 - 0.0044993*([.C9]/[.$E$3]) + 0.0117741*([.D9]/[.$E$3]) + 0.000275806*([.C9]/[.$E$3])^2 - 0.00127169*([.D9]/[.$E$3])^2 - 0.00000727999*([.C9]/[.$E$3])^3 + 0.0000632929*([.D9]/[.$E$3])^3)" office:value-type="string" office:string-value="NaN">
            <text:p>NaN</text:p>
          </table:table-cell>
          <table:table-cell table:formula="of:=IF([.$C9]=0; &quot;NaN&quot;; 1 - 0.000856829*([.$C9]/[.$E$3]) + 0.00349412*([.$D9]/[.$E$3]))" office:value-type="string" office:string-value="NaN">
            <text:p>NaN</text:p>
          </table:table-cell>
          <table:table-cell table:formula="of:=[.K9]*0.8192" office:value-type="percentage" office:value="0">
            <text:p>#VALUE!</text:p>
          </table:table-cell>
          <table:table-cell table:formula="of:=IF([.F9]=0; ((1 - (0.1808*(668.72*[.H9] - 463.37 - 205.347*[.H9]^2) + 0.8192*(668.72*[.H9] - 463.37 - 205.347*[.H9]^2))/([.C9]/[.$E$3]))); ((1 - (0.1808*(668.72*[.F9] - 463.37 - 205.347*[.F9]^2) + 0.8192*(668.72*[.F9] - 463.37 - 205.347*[.F9]^2))/([.C9]/[.$E$3]))))" office:value-type="percentage" office:value="0">
            <text:p>#VALUE!</text:p>
          </table:table-cell>
          <table:table-cell table:formula="of:=IF([.F9]=0; (0.01/0.8192)*(([.C9]/[.$E$3])-(0.1808*([.C9]/[.$E$3]) + 0.8192*(668.72*[.H9] - 463.37 - 205.347*[.H9]^2)))/(2.0665 - 0.010665*([.C9]/[.$E$3])); (0.01/0.8192)*(([.C9]/[.$E$3])-(0.1808*([.C9]/[.$E$3]) + 0.8192*(668.72*[.F9] - 463.37 - 205.347*[.F9]^2)))/(2.0665 - 0.010665*([.C9]/[.$E$3])))" office:value-type="percentage" office:value="0">
            <text:p>#VALUE!</text:p>
          </table:table-cell>
          <table:table-cell table:number-columns-repeated="2"/>
        </table:table-row>
        <table:table-row table:style-name="ro3">
          <table:table-cell table:formula="of:=[.A9]+1" office:value-type="float" office:value="4">
            <text:p>4</text:p>
          </table:table-cell>
          <table:table-cell/>
          <table:table-cell table:number-columns-repeated="2"/>
          <table:table-cell table:formula="of:=(([.C10]/[.$E$3])/(258.6-((([.C10]/[.$E$3])/258.2)*227.1))+1)" office:value-type="float" office:value="1">
            <text:p>1.000</text:p>
          </table:table-cell>
          <table:table-cell/>
          <table:table-cell table:formula="of:=IF([.C10]=0; &quot;NaN&quot;; 1.001843 - 0.002318474*([.C10]/[.$E$3]) - 0.000007775*([.C10]/[.$E$3])^2 - 0.000000034*([.C10]/[.$E$3])^3 + 0.00574*([.D10]/[.$E$3]) + 0.00003344*([.D10]/[.$E$3])^2 + 0.000000086*([.D10]/[.$E$3])^3)" office:value-type="string" office:string-value="NaN">
            <text:p>NaN</text:p>
          </table:table-cell>
          <table:table-cell table:formula="of:=IF([.C10]=0; &quot;NaN&quot;; 1 - 0.0044993*([.C10]/[.$E$3]) + 0.0117741*([.D10]/[.$E$3]) + 0.000275806*([.C10]/[.$E$3])^2 - 0.00127169*([.D10]/[.$E$3])^2 - 0.00000727999*([.C10]/[.$E$3])^3 + 0.0000632929*([.D10]/[.$E$3])^3)" office:value-type="string" office:string-value="NaN">
            <text:p>NaN</text:p>
          </table:table-cell>
          <table:table-cell table:formula="of:=IF([.$C10]=0; &quot;NaN&quot;; 1 - 0.000856829*([.$C10]/[.$E$3]) + 0.00349412*([.$D10]/[.$E$3]))" office:value-type="string" office:string-value="NaN">
            <text:p>NaN</text:p>
          </table:table-cell>
          <table:table-cell table:formula="of:=[.K10]*0.8192" office:value-type="percentage" office:value="0">
            <text:p>#VALUE!</text:p>
          </table:table-cell>
          <table:table-cell table:formula="of:=IF([.F10]=0; ((1 - (0.1808*(668.72*[.H10] - 463.37 - 205.347*[.H10]^2) + 0.8192*(668.72*[.H10] - 463.37 - 205.347*[.H10]^2))/([.C10]/[.$E$3]))); ((1 - (0.1808*(668.72*[.F10] - 463.37 - 205.347*[.F10]^2) + 0.8192*(668.72*[.F10] - 463.37 - 205.347*[.F10]^2))/([.C10]/[.$E$3]))))" office:value-type="percentage" office:value="0">
            <text:p>#VALUE!</text:p>
          </table:table-cell>
          <table:table-cell table:formula="of:=IF([.F10]=0; (0.01/0.8192)*(([.C10]/[.$E$3])-(0.1808*([.C10]/[.$E$3]) + 0.8192*(668.72*[.H10] - 463.37 - 205.347*[.H10]^2)))/(2.0665 - 0.010665*([.C10]/[.$E$3])); (0.01/0.8192)*(([.C10]/[.$E$3])-(0.1808*([.C10]/[.$E$3]) + 0.8192*(668.72*[.F10] - 463.37 - 205.347*[.F10]^2)))/(2.0665 - 0.010665*([.C10]/[.$E$3])))" office:value-type="percentage" office:value="0">
            <text:p>#VALUE!</text:p>
          </table:table-cell>
          <table:table-cell table:number-columns-repeated="2"/>
        </table:table-row>
        <table:table-row table:style-name="ro3">
          <table:table-cell table:formula="of:=[.A10]+1" office:value-type="float" office:value="5">
            <text:p>5</text:p>
          </table:table-cell>
          <table:table-cell/>
          <table:table-cell table:number-columns-repeated="2"/>
          <table:table-cell table:formula="of:=(([.C11]/[.$E$3])/(258.6-((([.C11]/[.$E$3])/258.2)*227.1))+1)" office:value-type="float" office:value="1">
            <text:p>1.000</text:p>
          </table:table-cell>
          <table:table-cell/>
          <table:table-cell table:formula="of:=IF([.C11]=0; &quot;NaN&quot;; 1.001843 - 0.002318474*([.C11]/[.$E$3]) - 0.000007775*([.C11]/[.$E$3])^2 - 0.000000034*([.C11]/[.$E$3])^3 + 0.00574*([.D11]/[.$E$3]) + 0.00003344*([.D11]/[.$E$3])^2 + 0.000000086*([.D11]/[.$E$3])^3)" office:value-type="string" office:string-value="NaN">
            <text:p>NaN</text:p>
          </table:table-cell>
          <table:table-cell table:formula="of:=IF([.C11]=0; &quot;NaN&quot;; 1 - 0.0044993*([.C11]/[.$E$3]) + 0.0117741*([.D11]/[.$E$3]) + 0.000275806*([.C11]/[.$E$3])^2 - 0.00127169*([.D11]/[.$E$3])^2 - 0.00000727999*([.C11]/[.$E$3])^3 + 0.0000632929*([.D11]/[.$E$3])^3)" office:value-type="string" office:string-value="NaN">
            <text:p>NaN</text:p>
          </table:table-cell>
          <table:table-cell table:formula="of:=IF([.$C11]=0; &quot;NaN&quot;; 1 - 0.000856829*([.$C11]/[.$E$3]) + 0.00349412*([.$D11]/[.$E$3]))" office:value-type="string" office:string-value="NaN">
            <text:p>NaN</text:p>
          </table:table-cell>
          <table:table-cell table:formula="of:=[.K11]*0.8192" office:value-type="percentage" office:value="0">
            <text:p>#VALUE!</text:p>
          </table:table-cell>
          <table:table-cell table:formula="of:=IF([.F11]=0; ((1 - (0.1808*(668.72*[.H11] - 463.37 - 205.347*[.H11]^2) + 0.8192*(668.72*[.H11] - 463.37 - 205.347*[.H11]^2))/([.C11]/[.$E$3]))); ((1 - (0.1808*(668.72*[.F11] - 463.37 - 205.347*[.F11]^2) + 0.8192*(668.72*[.F11] - 463.37 - 205.347*[.F11]^2))/([.C11]/[.$E$3]))))" office:value-type="percentage" office:value="0">
            <text:p>#VALUE!</text:p>
          </table:table-cell>
          <table:table-cell table:formula="of:=IF([.F11]=0; (0.01/0.8192)*(([.C11]/[.$E$3])-(0.1808*([.C11]/[.$E$3]) + 0.8192*(668.72*[.H11] - 463.37 - 205.347*[.H11]^2)))/(2.0665 - 0.010665*([.C11]/[.$E$3])); (0.01/0.8192)*(([.C11]/[.$E$3])-(0.1808*([.C11]/[.$E$3]) + 0.8192*(668.72*[.F11] - 463.37 - 205.347*[.F11]^2)))/(2.0665 - 0.010665*([.C11]/[.$E$3])))" office:value-type="percentage" office:value="0">
            <text:p>#VALUE!</text:p>
          </table:table-cell>
          <table:table-cell table:number-columns-repeated="2"/>
        </table:table-row>
        <table:table-row table:style-name="ro3">
          <table:table-cell table:formula="of:=[.A11]+1" office:value-type="float" office:value="6">
            <text:p>6</text:p>
          </table:table-cell>
          <table:table-cell/>
          <table:table-cell table:number-columns-repeated="2"/>
          <table:table-cell table:formula="of:=(([.C12]/[.$E$3])/(258.6-((([.C12]/[.$E$3])/258.2)*227.1))+1)" office:value-type="float" office:value="1">
            <text:p>1.000</text:p>
          </table:table-cell>
          <table:table-cell/>
          <table:table-cell table:formula="of:=IF([.C12]=0; &quot;NaN&quot;; 1.001843 - 0.002318474*([.C12]/[.$E$3]) - 0.000007775*([.C12]/[.$E$3])^2 - 0.000000034*([.C12]/[.$E$3])^3 + 0.00574*([.D12]/[.$E$3]) + 0.00003344*([.D12]/[.$E$3])^2 + 0.000000086*([.D12]/[.$E$3])^3)" office:value-type="string" office:string-value="NaN">
            <text:p>NaN</text:p>
          </table:table-cell>
          <table:table-cell table:formula="of:=IF([.C12]=0; &quot;NaN&quot;; 1 - 0.0044993*([.C12]/[.$E$3]) + 0.0117741*([.D12]/[.$E$3]) + 0.000275806*([.C12]/[.$E$3])^2 - 0.00127169*([.D12]/[.$E$3])^2 - 0.00000727999*([.C12]/[.$E$3])^3 + 0.0000632929*([.D12]/[.$E$3])^3)" office:value-type="string" office:string-value="NaN">
            <text:p>NaN</text:p>
          </table:table-cell>
          <table:table-cell table:formula="of:=IF([.$C12]=0; &quot;NaN&quot;; 1 - 0.000856829*([.$C12]/[.$E$3]) + 0.00349412*([.$D12]/[.$E$3]))" office:value-type="string" office:string-value="NaN">
            <text:p>NaN</text:p>
          </table:table-cell>
          <table:table-cell table:formula="of:=[.K12]*0.8192" office:value-type="percentage" office:value="0">
            <text:p>#VALUE!</text:p>
          </table:table-cell>
          <table:table-cell table:formula="of:=IF([.F12]=0; ((1 - (0.1808*(668.72*[.H12] - 463.37 - 205.347*[.H12]^2) + 0.8192*(668.72*[.H12] - 463.37 - 205.347*[.H12]^2))/([.C12]/[.$E$3]))); ((1 - (0.1808*(668.72*[.F12] - 463.37 - 205.347*[.F12]^2) + 0.8192*(668.72*[.F12] - 463.37 - 205.347*[.F12]^2))/([.C12]/[.$E$3]))))" office:value-type="percentage" office:value="0">
            <text:p>#VALUE!</text:p>
          </table:table-cell>
          <table:table-cell table:formula="of:=IF([.F12]=0; (0.01/0.8192)*(([.C12]/[.$E$3])-(0.1808*([.C12]/[.$E$3]) + 0.8192*(668.72*[.H12] - 463.37 - 205.347*[.H12]^2)))/(2.0665 - 0.010665*([.C12]/[.$E$3])); (0.01/0.8192)*(([.C12]/[.$E$3])-(0.1808*([.C12]/[.$E$3]) + 0.8192*(668.72*[.F12] - 463.37 - 205.347*[.F12]^2)))/(2.0665 - 0.010665*([.C12]/[.$E$3])))" office:value-type="percentage" office:value="0">
            <text:p>#VALUE!</text:p>
          </table:table-cell>
          <table:table-cell table:number-columns-repeated="2"/>
        </table:table-row>
        <table:table-row table:style-name="ro3">
          <table:table-cell table:formula="of:=[.A12]+1" office:value-type="float" office:value="7">
            <text:p>7</text:p>
          </table:table-cell>
          <table:table-cell/>
          <table:table-cell table:number-columns-repeated="2"/>
          <table:table-cell table:formula="of:=(([.C13]/[.$E$3])/(258.6-((([.C13]/[.$E$3])/258.2)*227.1))+1)" office:value-type="float" office:value="1">
            <text:p>1.000</text:p>
          </table:table-cell>
          <table:table-cell/>
          <table:table-cell table:formula="of:=IF([.C13]=0; &quot;NaN&quot;; 1.001843 - 0.002318474*([.C13]/[.$E$3]) - 0.000007775*([.C13]/[.$E$3])^2 - 0.000000034*([.C13]/[.$E$3])^3 + 0.00574*([.D13]/[.$E$3]) + 0.00003344*([.D13]/[.$E$3])^2 + 0.000000086*([.D13]/[.$E$3])^3)" office:value-type="string" office:string-value="NaN">
            <text:p>NaN</text:p>
          </table:table-cell>
          <table:table-cell table:formula="of:=IF([.C13]=0; &quot;NaN&quot;; 1 - 0.0044993*([.C13]/[.$E$3]) + 0.0117741*([.D13]/[.$E$3]) + 0.000275806*([.C13]/[.$E$3])^2 - 0.00127169*([.D13]/[.$E$3])^2 - 0.00000727999*([.C13]/[.$E$3])^3 + 0.0000632929*([.D13]/[.$E$3])^3)" office:value-type="string" office:string-value="NaN">
            <text:p>NaN</text:p>
          </table:table-cell>
          <table:table-cell table:formula="of:=IF([.$C13]=0; &quot;NaN&quot;; 1 - 0.000856829*([.$C13]/[.$E$3]) + 0.00349412*([.$D13]/[.$E$3]))" office:value-type="string" office:string-value="NaN">
            <text:p>NaN</text:p>
          </table:table-cell>
          <table:table-cell table:formula="of:=[.K13]*0.8192" office:value-type="percentage" office:value="0">
            <text:p>#VALUE!</text:p>
          </table:table-cell>
          <table:table-cell table:formula="of:=IF([.F13]=0; ((1 - (0.1808*(668.72*[.H13] - 463.37 - 205.347*[.H13]^2) + 0.8192*(668.72*[.H13] - 463.37 - 205.347*[.H13]^2))/([.C13]/[.$E$3]))); ((1 - (0.1808*(668.72*[.F13] - 463.37 - 205.347*[.F13]^2) + 0.8192*(668.72*[.F13] - 463.37 - 205.347*[.F13]^2))/([.C13]/[.$E$3]))))" office:value-type="percentage" office:value="0">
            <text:p>#VALUE!</text:p>
          </table:table-cell>
          <table:table-cell table:formula="of:=IF([.F13]=0; (0.01/0.8192)*(([.C13]/[.$E$3])-(0.1808*([.C13]/[.$E$3]) + 0.8192*(668.72*[.H13] - 463.37 - 205.347*[.H13]^2)))/(2.0665 - 0.010665*([.C13]/[.$E$3])); (0.01/0.8192)*(([.C13]/[.$E$3])-(0.1808*([.C13]/[.$E$3]) + 0.8192*(668.72*[.F13] - 463.37 - 205.347*[.F13]^2)))/(2.0665 - 0.010665*([.C13]/[.$E$3])))" office:value-type="percentage" office:value="0">
            <text:p>#VALUE!</text:p>
          </table:table-cell>
          <table:table-cell table:number-columns-repeated="2"/>
        </table:table-row>
        <table:table-row table:style-name="ro3">
          <table:table-cell table:formula="of:=[.A13]+1" office:value-type="float" office:value="8">
            <text:p>8</text:p>
          </table:table-cell>
          <table:table-cell/>
          <table:table-cell table:number-columns-repeated="2"/>
          <table:table-cell table:formula="of:=(([.C14]/[.$E$3])/(258.6-((([.C14]/[.$E$3])/258.2)*227.1))+1)" office:value-type="float" office:value="1">
            <text:p>1.000</text:p>
          </table:table-cell>
          <table:table-cell/>
          <table:table-cell table:formula="of:=IF([.C14]=0; &quot;NaN&quot;; 1.001843 - 0.002318474*([.C14]/[.$E$3]) - 0.000007775*([.C14]/[.$E$3])^2 - 0.000000034*([.C14]/[.$E$3])^3 + 0.00574*([.D14]/[.$E$3]) + 0.00003344*([.D14]/[.$E$3])^2 + 0.000000086*([.D14]/[.$E$3])^3)" office:value-type="string" office:string-value="NaN">
            <text:p>NaN</text:p>
          </table:table-cell>
          <table:table-cell table:formula="of:=IF([.C14]=0; &quot;NaN&quot;; 1 - 0.0044993*([.C14]/[.$E$3]) + 0.0117741*([.D14]/[.$E$3]) + 0.000275806*([.C14]/[.$E$3])^2 - 0.00127169*([.D14]/[.$E$3])^2 - 0.00000727999*([.C14]/[.$E$3])^3 + 0.0000632929*([.D14]/[.$E$3])^3)" office:value-type="string" office:string-value="NaN">
            <text:p>NaN</text:p>
          </table:table-cell>
          <table:table-cell table:formula="of:=IF([.$C14]=0; &quot;NaN&quot;; 1 - 0.000856829*([.$C14]/[.$E$3]) + 0.00349412*([.$D14]/[.$E$3]))" office:value-type="string" office:string-value="NaN">
            <text:p>NaN</text:p>
          </table:table-cell>
          <table:table-cell table:formula="of:=[.K14]*0.8192" office:value-type="percentage" office:value="0">
            <text:p>#VALUE!</text:p>
          </table:table-cell>
          <table:table-cell table:formula="of:=IF([.F14]=0; ((1 - (0.1808*(668.72*[.H14] - 463.37 - 205.347*[.H14]^2) + 0.8192*(668.72*[.H14] - 463.37 - 205.347*[.H14]^2))/([.C14]/[.$E$3]))); ((1 - (0.1808*(668.72*[.F14] - 463.37 - 205.347*[.F14]^2) + 0.8192*(668.72*[.F14] - 463.37 - 205.347*[.F14]^2))/([.C14]/[.$E$3]))))" office:value-type="percentage" office:value="0">
            <text:p>#VALUE!</text:p>
          </table:table-cell>
          <table:table-cell table:formula="of:=IF([.F14]=0; (0.01/0.8192)*(([.C14]/[.$E$3])-(0.1808*([.C14]/[.$E$3]) + 0.8192*(668.72*[.H14] - 463.37 - 205.347*[.H14]^2)))/(2.0665 - 0.010665*([.C14]/[.$E$3])); (0.01/0.8192)*(([.C14]/[.$E$3])-(0.1808*([.C14]/[.$E$3]) + 0.8192*(668.72*[.F14] - 463.37 - 205.347*[.F14]^2)))/(2.0665 - 0.010665*([.C14]/[.$E$3])))" office:value-type="percentage" office:value="0">
            <text:p>#VALUE!</text:p>
          </table:table-cell>
          <table:table-cell table:number-columns-repeated="2"/>
        </table:table-row>
        <table:table-row table:style-name="ro3">
          <table:table-cell table:formula="of:=[.A14]+1" office:value-type="float" office:value="9">
            <text:p>9</text:p>
          </table:table-cell>
          <table:table-cell/>
          <table:table-cell table:number-columns-repeated="2"/>
          <table:table-cell table:formula="of:=(([.C15]/[.$E$3])/(258.6-((([.C15]/[.$E$3])/258.2)*227.1))+1)" office:value-type="float" office:value="1">
            <text:p>1.000</text:p>
          </table:table-cell>
          <table:table-cell/>
          <table:table-cell table:formula="of:=IF([.C15]=0; &quot;NaN&quot;; 1.001843 - 0.002318474*([.C15]/[.$E$3]) - 0.000007775*([.C15]/[.$E$3])^2 - 0.000000034*([.C15]/[.$E$3])^3 + 0.00574*([.D15]/[.$E$3]) + 0.00003344*([.D15]/[.$E$3])^2 + 0.000000086*([.D15]/[.$E$3])^3)" office:value-type="string" office:string-value="NaN">
            <text:p>NaN</text:p>
          </table:table-cell>
          <table:table-cell table:formula="of:=IF([.C15]=0; &quot;NaN&quot;; 1 - 0.0044993*([.C15]/[.$E$3]) + 0.0117741*([.D15]/[.$E$3]) + 0.000275806*([.C15]/[.$E$3])^2 - 0.00127169*([.D15]/[.$E$3])^2 - 0.00000727999*([.C15]/[.$E$3])^3 + 0.0000632929*([.D15]/[.$E$3])^3)" office:value-type="string" office:string-value="NaN">
            <text:p>NaN</text:p>
          </table:table-cell>
          <table:table-cell table:formula="of:=IF([.$C15]=0; &quot;NaN&quot;; 1 - 0.000856829*([.$C15]/[.$E$3]) + 0.00349412*([.$D15]/[.$E$3]))" office:value-type="string" office:string-value="NaN">
            <text:p>NaN</text:p>
          </table:table-cell>
          <table:table-cell table:formula="of:=[.K15]*0.8192" office:value-type="percentage" office:value="0">
            <text:p>#VALUE!</text:p>
          </table:table-cell>
          <table:table-cell table:formula="of:=IF([.F15]=0; ((1 - (0.1808*(668.72*[.H15] - 463.37 - 205.347*[.H15]^2) + 0.8192*(668.72*[.H15] - 463.37 - 205.347*[.H15]^2))/([.C15]/[.$E$3]))); ((1 - (0.1808*(668.72*[.F15] - 463.37 - 205.347*[.F15]^2) + 0.8192*(668.72*[.F15] - 463.37 - 205.347*[.F15]^2))/([.C15]/[.$E$3]))))" office:value-type="percentage" office:value="0">
            <text:p>#VALUE!</text:p>
          </table:table-cell>
          <table:table-cell table:formula="of:=IF([.F15]=0; (0.01/0.8192)*(([.C15]/[.$E$3])-(0.1808*([.C15]/[.$E$3]) + 0.8192*(668.72*[.H15] - 463.37 - 205.347*[.H15]^2)))/(2.0665 - 0.010665*([.C15]/[.$E$3])); (0.01/0.8192)*(([.C15]/[.$E$3])-(0.1808*([.C15]/[.$E$3]) + 0.8192*(668.72*[.F15] - 463.37 - 205.347*[.F15]^2)))/(2.0665 - 0.010665*([.C15]/[.$E$3])))" office:value-type="percentage" office:value="0">
            <text:p>#VALUE!</text:p>
          </table:table-cell>
          <table:table-cell table:number-columns-repeated="2"/>
        </table:table-row>
        <table:table-row table:style-name="ro3">
          <table:table-cell table:formula="of:=[.A15]+1" office:value-type="float" office:value="10">
            <text:p>10</text:p>
          </table:table-cell>
          <table:table-cell/>
          <table:table-cell table:number-columns-repeated="2"/>
          <table:table-cell table:formula="of:=(([.C16]/[.$E$3])/(258.6-((([.C16]/[.$E$3])/258.2)*227.1))+1)" office:value-type="float" office:value="1">
            <text:p>1.000</text:p>
          </table:table-cell>
          <table:table-cell/>
          <table:table-cell table:formula="of:=IF([.C16]=0; &quot;NaN&quot;; 1.001843 - 0.002318474*([.C16]/[.$E$3]) - 0.000007775*([.C16]/[.$E$3])^2 - 0.000000034*([.C16]/[.$E$3])^3 + 0.00574*([.D16]/[.$E$3]) + 0.00003344*([.D16]/[.$E$3])^2 + 0.000000086*([.D16]/[.$E$3])^3)" office:value-type="string" office:string-value="NaN">
            <text:p>NaN</text:p>
          </table:table-cell>
          <table:table-cell table:formula="of:=IF([.C16]=0; &quot;NaN&quot;; 1 - 0.0044993*([.C16]/[.$E$3]) + 0.0117741*([.D16]/[.$E$3]) + 0.000275806*([.C16]/[.$E$3])^2 - 0.00127169*([.D16]/[.$E$3])^2 - 0.00000727999*([.C16]/[.$E$3])^3 + 0.0000632929*([.D16]/[.$E$3])^3)" office:value-type="string" office:string-value="NaN">
            <text:p>NaN</text:p>
          </table:table-cell>
          <table:table-cell table:formula="of:=IF([.$C16]=0; &quot;NaN&quot;; 1 - 0.000856829*([.$C16]/[.$E$3]) + 0.00349412*([.$D16]/[.$E$3]))" office:value-type="string" office:string-value="NaN">
            <text:p>NaN</text:p>
          </table:table-cell>
          <table:table-cell table:formula="of:=[.K16]*0.8192" office:value-type="percentage" office:value="0">
            <text:p>#VALUE!</text:p>
          </table:table-cell>
          <table:table-cell table:formula="of:=IF([.F16]=0; ((1 - (0.1808*(668.72*[.H16] - 463.37 - 205.347*[.H16]^2) + 0.8192*(668.72*[.H16] - 463.37 - 205.347*[.H16]^2))/([.C16]/[.$E$3]))); ((1 - (0.1808*(668.72*[.F16] - 463.37 - 205.347*[.F16]^2) + 0.8192*(668.72*[.F16] - 463.37 - 205.347*[.F16]^2))/([.C16]/[.$E$3]))))" office:value-type="percentage" office:value="0">
            <text:p>#VALUE!</text:p>
          </table:table-cell>
          <table:table-cell table:formula="of:=IF([.F16]=0; (0.01/0.8192)*(([.C16]/[.$E$3])-(0.1808*([.C16]/[.$E$3]) + 0.8192*(668.72*[.H16] - 463.37 - 205.347*[.H16]^2)))/(2.0665 - 0.010665*([.C16]/[.$E$3])); (0.01/0.8192)*(([.C16]/[.$E$3])-(0.1808*([.C16]/[.$E$3]) + 0.8192*(668.72*[.F16] - 463.37 - 205.347*[.F16]^2)))/(2.0665 - 0.010665*([.C16]/[.$E$3])))" office:value-type="percentage" office:value="0">
            <text:p>#VALUE!</text:p>
          </table:table-cell>
          <table:table-cell table:number-columns-repeated="2"/>
        </table:table-row>
        <table:table-row table:style-name="ro3">
          <table:table-cell table:formula="of:=[.A16]+1" office:value-type="float" office:value="11">
            <text:p>11</text:p>
          </table:table-cell>
          <table:table-cell/>
          <table:table-cell table:number-columns-repeated="2"/>
          <table:table-cell table:formula="of:=(([.C17]/[.$E$3])/(258.6-((([.C17]/[.$E$3])/258.2)*227.1))+1)" office:value-type="float" office:value="1">
            <text:p>1.000</text:p>
          </table:table-cell>
          <table:table-cell/>
          <table:table-cell table:formula="of:=IF([.C17]=0; &quot;NaN&quot;; 1.001843 - 0.002318474*([.C17]/[.$E$3]) - 0.000007775*([.C17]/[.$E$3])^2 - 0.000000034*([.C17]/[.$E$3])^3 + 0.00574*([.D17]/[.$E$3]) + 0.00003344*([.D17]/[.$E$3])^2 + 0.000000086*([.D17]/[.$E$3])^3)" office:value-type="string" office:string-value="NaN">
            <text:p>NaN</text:p>
          </table:table-cell>
          <table:table-cell table:formula="of:=IF([.C17]=0; &quot;NaN&quot;; 1 - 0.0044993*([.C17]/[.$E$3]) + 0.0117741*([.D17]/[.$E$3]) + 0.000275806*([.C17]/[.$E$3])^2 - 0.00127169*([.D17]/[.$E$3])^2 - 0.00000727999*([.C17]/[.$E$3])^3 + 0.0000632929*([.D17]/[.$E$3])^3)" office:value-type="string" office:string-value="NaN">
            <text:p>NaN</text:p>
          </table:table-cell>
          <table:table-cell table:formula="of:=IF([.$C17]=0; &quot;NaN&quot;; 1 - 0.000856829*([.$C17]/[.$E$3]) + 0.00349412*([.$D17]/[.$E$3]))" office:value-type="string" office:string-value="NaN">
            <text:p>NaN</text:p>
          </table:table-cell>
          <table:table-cell table:formula="of:=[.K17]*0.8192" office:value-type="percentage" office:value="0">
            <text:p>#VALUE!</text:p>
          </table:table-cell>
          <table:table-cell table:formula="of:=IF([.F17]=0; ((1 - (0.1808*(668.72*[.H17] - 463.37 - 205.347*[.H17]^2) + 0.8192*(668.72*[.H17] - 463.37 - 205.347*[.H17]^2))/([.C17]/[.$E$3]))); ((1 - (0.1808*(668.72*[.F17] - 463.37 - 205.347*[.F17]^2) + 0.8192*(668.72*[.F17] - 463.37 - 205.347*[.F17]^2))/([.C17]/[.$E$3]))))" office:value-type="percentage" office:value="0">
            <text:p>#VALUE!</text:p>
          </table:table-cell>
          <table:table-cell table:formula="of:=IF([.F17]=0; (0.01/0.8192)*(([.C17]/[.$E$3])-(0.1808*([.C17]/[.$E$3]) + 0.8192*(668.72*[.H17] - 463.37 - 205.347*[.H17]^2)))/(2.0665 - 0.010665*([.C17]/[.$E$3])); (0.01/0.8192)*(([.C17]/[.$E$3])-(0.1808*([.C17]/[.$E$3]) + 0.8192*(668.72*[.F17] - 463.37 - 205.347*[.F17]^2)))/(2.0665 - 0.010665*([.C17]/[.$E$3])))" office:value-type="percentage" office:value="0">
            <text:p>#VALUE!</text:p>
          </table:table-cell>
          <table:table-cell table:number-columns-repeated="2"/>
        </table:table-row>
        <table:table-row table:style-name="ro3">
          <table:table-cell table:formula="of:=[.A17]+1" office:value-type="float" office:value="12">
            <text:p>12</text:p>
          </table:table-cell>
          <table:table-cell/>
          <table:table-cell table:number-columns-repeated="2"/>
          <table:table-cell table:formula="of:=(([.C18]/[.$E$3])/(258.6-((([.C18]/[.$E$3])/258.2)*227.1))+1)" office:value-type="float" office:value="1">
            <text:p>1.000</text:p>
          </table:table-cell>
          <table:table-cell/>
          <table:table-cell table:formula="of:=IF([.C18]=0; &quot;NaN&quot;; 1.001843 - 0.002318474*([.C18]/[.$E$3]) - 0.000007775*([.C18]/[.$E$3])^2 - 0.000000034*([.C18]/[.$E$3])^3 + 0.00574*([.D18]/[.$E$3]) + 0.00003344*([.D18]/[.$E$3])^2 + 0.000000086*([.D18]/[.$E$3])^3)" office:value-type="string" office:string-value="NaN">
            <text:p>NaN</text:p>
          </table:table-cell>
          <table:table-cell table:formula="of:=IF([.C18]=0; &quot;NaN&quot;; 1 - 0.0044993*([.C18]/[.$E$3]) + 0.0117741*([.D18]/[.$E$3]) + 0.000275806*([.C18]/[.$E$3])^2 - 0.00127169*([.D18]/[.$E$3])^2 - 0.00000727999*([.C18]/[.$E$3])^3 + 0.0000632929*([.D18]/[.$E$3])^3)" office:value-type="string" office:string-value="NaN">
            <text:p>NaN</text:p>
          </table:table-cell>
          <table:table-cell table:formula="of:=IF([.$C18]=0; &quot;NaN&quot;; 1 - 0.000856829*([.$C18]/[.$E$3]) + 0.00349412*([.$D18]/[.$E$3]))" office:value-type="string" office:string-value="NaN">
            <text:p>NaN</text:p>
          </table:table-cell>
          <table:table-cell table:formula="of:=[.K18]*0.8192" office:value-type="percentage" office:value="0">
            <text:p>#VALUE!</text:p>
          </table:table-cell>
          <table:table-cell table:formula="of:=IF([.F18]=0; ((1 - (0.1808*(668.72*[.H18] - 463.37 - 205.347*[.H18]^2) + 0.8192*(668.72*[.H18] - 463.37 - 205.347*[.H18]^2))/([.C18]/[.$E$3]))); ((1 - (0.1808*(668.72*[.F18] - 463.37 - 205.347*[.F18]^2) + 0.8192*(668.72*[.F18] - 463.37 - 205.347*[.F18]^2))/([.C18]/[.$E$3]))))" office:value-type="percentage" office:value="0">
            <text:p>#VALUE!</text:p>
          </table:table-cell>
          <table:table-cell table:formula="of:=IF([.F18]=0; (0.01/0.8192)*(([.C18]/[.$E$3])-(0.1808*([.C18]/[.$E$3]) + 0.8192*(668.72*[.H18] - 463.37 - 205.347*[.H18]^2)))/(2.0665 - 0.010665*([.C18]/[.$E$3])); (0.01/0.8192)*(([.C18]/[.$E$3])-(0.1808*([.C18]/[.$E$3]) + 0.8192*(668.72*[.F18] - 463.37 - 205.347*[.F18]^2)))/(2.0665 - 0.010665*([.C18]/[.$E$3])))" office:value-type="percentage" office:value="0">
            <text:p>#VALUE!</text:p>
          </table:table-cell>
          <table:table-cell table:number-columns-repeated="2"/>
        </table:table-row>
        <table:table-row table:style-name="ro3">
          <table:table-cell table:formula="of:=[.A18]+1" office:value-type="float" office:value="13">
            <text:p>13</text:p>
          </table:table-cell>
          <table:table-cell/>
          <table:table-cell table:number-columns-repeated="2"/>
          <table:table-cell table:formula="of:=(([.C19]/[.$E$3])/(258.6-((([.C19]/[.$E$3])/258.2)*227.1))+1)" office:value-type="float" office:value="1">
            <text:p>1.000</text:p>
          </table:table-cell>
          <table:table-cell/>
          <table:table-cell table:formula="of:=IF([.C19]=0; &quot;NaN&quot;; 1.001843 - 0.002318474*([.C19]/[.$E$3]) - 0.000007775*([.C19]/[.$E$3])^2 - 0.000000034*([.C19]/[.$E$3])^3 + 0.00574*([.D19]/[.$E$3]) + 0.00003344*([.D19]/[.$E$3])^2 + 0.000000086*([.D19]/[.$E$3])^3)" office:value-type="string" office:string-value="NaN">
            <text:p>NaN</text:p>
          </table:table-cell>
          <table:table-cell table:formula="of:=IF([.C19]=0; &quot;NaN&quot;; 1 - 0.0044993*([.C19]/[.$E$3]) + 0.0117741*([.D19]/[.$E$3]) + 0.000275806*([.C19]/[.$E$3])^2 - 0.00127169*([.D19]/[.$E$3])^2 - 0.00000727999*([.C19]/[.$E$3])^3 + 0.0000632929*([.D19]/[.$E$3])^3)" office:value-type="string" office:string-value="NaN">
            <text:p>NaN</text:p>
          </table:table-cell>
          <table:table-cell table:formula="of:=IF([.$C19]=0; &quot;NaN&quot;; 1 - 0.000856829*([.$C19]/[.$E$3]) + 0.00349412*([.$D19]/[.$E$3]))" office:value-type="string" office:string-value="NaN">
            <text:p>NaN</text:p>
          </table:table-cell>
          <table:table-cell table:formula="of:=[.K19]*0.8192" office:value-type="percentage" office:value="0">
            <text:p>#VALUE!</text:p>
          </table:table-cell>
          <table:table-cell table:formula="of:=IF([.F19]=0; ((1 - (0.1808*(668.72*[.H19] - 463.37 - 205.347*[.H19]^2) + 0.8192*(668.72*[.H19] - 463.37 - 205.347*[.H19]^2))/([.C19]/[.$E$3]))); ((1 - (0.1808*(668.72*[.F19] - 463.37 - 205.347*[.F19]^2) + 0.8192*(668.72*[.F19] - 463.37 - 205.347*[.F19]^2))/([.C19]/[.$E$3]))))" office:value-type="percentage" office:value="0">
            <text:p>#VALUE!</text:p>
          </table:table-cell>
          <table:table-cell table:formula="of:=IF([.F19]=0; (0.01/0.8192)*(([.C19]/[.$E$3])-(0.1808*([.C19]/[.$E$3]) + 0.8192*(668.72*[.H19] - 463.37 - 205.347*[.H19]^2)))/(2.0665 - 0.010665*([.C19]/[.$E$3])); (0.01/0.8192)*(([.C19]/[.$E$3])-(0.1808*([.C19]/[.$E$3]) + 0.8192*(668.72*[.F19] - 463.37 - 205.347*[.F19]^2)))/(2.0665 - 0.010665*([.C19]/[.$E$3])))" office:value-type="percentage" office:value="0">
            <text:p>#VALUE!</text:p>
          </table:table-cell>
          <table:table-cell table:number-columns-repeated="2"/>
        </table:table-row>
        <table:table-row table:style-name="ro3">
          <table:table-cell table:formula="of:=[.A19]+1" office:value-type="float" office:value="14">
            <text:p>14</text:p>
          </table:table-cell>
          <table:table-cell/>
          <table:table-cell table:number-columns-repeated="2"/>
          <table:table-cell table:formula="of:=(([.C20]/[.$E$3])/(258.6-((([.C20]/[.$E$3])/258.2)*227.1))+1)" office:value-type="float" office:value="1">
            <text:p>1.000</text:p>
          </table:table-cell>
          <table:table-cell/>
          <table:table-cell table:formula="of:=IF([.C20]=0; &quot;NaN&quot;; 1.001843 - 0.002318474*([.C20]/[.$E$3]) - 0.000007775*([.C20]/[.$E$3])^2 - 0.000000034*([.C20]/[.$E$3])^3 + 0.00574*([.D20]/[.$E$3]) + 0.00003344*([.D20]/[.$E$3])^2 + 0.000000086*([.D20]/[.$E$3])^3)" office:value-type="string" office:string-value="NaN">
            <text:p>NaN</text:p>
          </table:table-cell>
          <table:table-cell table:formula="of:=IF([.C20]=0; &quot;NaN&quot;; 1 - 0.0044993*([.C20]/[.$E$3]) + 0.0117741*([.D20]/[.$E$3]) + 0.000275806*([.C20]/[.$E$3])^2 - 0.00127169*([.D20]/[.$E$3])^2 - 0.00000727999*([.C20]/[.$E$3])^3 + 0.0000632929*([.D20]/[.$E$3])^3)" office:value-type="string" office:string-value="NaN">
            <text:p>NaN</text:p>
          </table:table-cell>
          <table:table-cell table:formula="of:=IF([.$C20]=0; &quot;NaN&quot;; 1 - 0.000856829*([.$C20]/[.$E$3]) + 0.00349412*([.$D20]/[.$E$3]))" office:value-type="string" office:string-value="NaN">
            <text:p>NaN</text:p>
          </table:table-cell>
          <table:table-cell table:formula="of:=[.K20]*0.8192" office:value-type="percentage" office:value="0">
            <text:p>#VALUE!</text:p>
          </table:table-cell>
          <table:table-cell table:formula="of:=IF([.F20]=0; ((1 - (0.1808*(668.72*[.H20] - 463.37 - 205.347*[.H20]^2) + 0.8192*(668.72*[.H20] - 463.37 - 205.347*[.H20]^2))/([.C20]/[.$E$3]))); ((1 - (0.1808*(668.72*[.F20] - 463.37 - 205.347*[.F20]^2) + 0.8192*(668.72*[.F20] - 463.37 - 205.347*[.F20]^2))/([.C20]/[.$E$3]))))" office:value-type="percentage" office:value="0">
            <text:p>#VALUE!</text:p>
          </table:table-cell>
          <table:table-cell table:formula="of:=IF([.F20]=0; (0.01/0.8192)*(([.C20]/[.$E$3])-(0.1808*([.C20]/[.$E$3]) + 0.8192*(668.72*[.H20] - 463.37 - 205.347*[.H20]^2)))/(2.0665 - 0.010665*([.C20]/[.$E$3])); (0.01/0.8192)*(([.C20]/[.$E$3])-(0.1808*([.C20]/[.$E$3]) + 0.8192*(668.72*[.F20] - 463.37 - 205.347*[.F20]^2)))/(2.0665 - 0.010665*([.C20]/[.$E$3])))" office:value-type="percentage" office:value="0">
            <text:p>#VALUE!</text:p>
          </table:table-cell>
          <table:table-cell table:number-columns-repeated="2"/>
        </table:table-row>
        <table:table-row table:style-name="ro3">
          <table:table-cell table:formula="of:=[.A20]+1" office:value-type="float" office:value="15">
            <text:p>15</text:p>
          </table:table-cell>
          <table:table-cell/>
          <table:table-cell table:number-columns-repeated="2"/>
          <table:table-cell table:formula="of:=(([.C21]/[.$E$3])/(258.6-((([.C21]/[.$E$3])/258.2)*227.1))+1)" office:value-type="float" office:value="1">
            <text:p>1.000</text:p>
          </table:table-cell>
          <table:table-cell/>
          <table:table-cell table:formula="of:=IF([.C21]=0; &quot;NaN&quot;; 1.001843 - 0.002318474*([.C21]/[.$E$3]) - 0.000007775*([.C21]/[.$E$3])^2 - 0.000000034*([.C21]/[.$E$3])^3 + 0.00574*([.D21]/[.$E$3]) + 0.00003344*([.D21]/[.$E$3])^2 + 0.000000086*([.D21]/[.$E$3])^3)" office:value-type="string" office:string-value="NaN">
            <text:p>NaN</text:p>
          </table:table-cell>
          <table:table-cell table:formula="of:=IF([.C21]=0; &quot;NaN&quot;; 1 - 0.0044993*([.C21]/[.$E$3]) + 0.0117741*([.D21]/[.$E$3]) + 0.000275806*([.C21]/[.$E$3])^2 - 0.00127169*([.D21]/[.$E$3])^2 - 0.00000727999*([.C21]/[.$E$3])^3 + 0.0000632929*([.D21]/[.$E$3])^3)" office:value-type="string" office:string-value="NaN">
            <text:p>NaN</text:p>
          </table:table-cell>
          <table:table-cell table:formula="of:=IF([.$C21]=0; &quot;NaN&quot;; 1 - 0.000856829*([.$C21]/[.$E$3]) + 0.00349412*([.$D21]/[.$E$3]))" office:value-type="string" office:string-value="NaN">
            <text:p>NaN</text:p>
          </table:table-cell>
          <table:table-cell table:formula="of:=[.K21]*0.8192" office:value-type="percentage" office:value="0">
            <text:p>#VALUE!</text:p>
          </table:table-cell>
          <table:table-cell table:formula="of:=IF([.F21]=0; ((1 - (0.1808*(668.72*[.H21] - 463.37 - 205.347*[.H21]^2) + 0.8192*(668.72*[.H21] - 463.37 - 205.347*[.H21]^2))/([.C21]/[.$E$3]))); ((1 - (0.1808*(668.72*[.F21] - 463.37 - 205.347*[.F21]^2) + 0.8192*(668.72*[.F21] - 463.37 - 205.347*[.F21]^2))/([.C21]/[.$E$3]))))" office:value-type="percentage" office:value="0">
            <text:p>#VALUE!</text:p>
          </table:table-cell>
          <table:table-cell table:formula="of:=IF([.F21]=0; (0.01/0.8192)*(([.C21]/[.$E$3])-(0.1808*([.C21]/[.$E$3]) + 0.8192*(668.72*[.H21] - 463.37 - 205.347*[.H21]^2)))/(2.0665 - 0.010665*([.C21]/[.$E$3])); (0.01/0.8192)*(([.C21]/[.$E$3])-(0.1808*([.C21]/[.$E$3]) + 0.8192*(668.72*[.F21] - 463.37 - 205.347*[.F21]^2)))/(2.0665 - 0.010665*([.C21]/[.$E$3])))" office:value-type="percentage" office:value="0">
            <text:p>#VALUE!</text:p>
          </table:table-cell>
          <table:table-cell table:number-columns-repeated="2"/>
        </table:table-row>
        <table:table-row table:style-name="ro3">
          <table:table-cell table:formula="of:=[.A21]+1" office:value-type="float" office:value="16">
            <text:p>16</text:p>
          </table:table-cell>
          <table:table-cell/>
          <table:table-cell table:number-columns-repeated="2"/>
          <table:table-cell table:formula="of:=(([.C22]/[.$E$3])/(258.6-((([.C22]/[.$E$3])/258.2)*227.1))+1)" office:value-type="float" office:value="1">
            <text:p>1.000</text:p>
          </table:table-cell>
          <table:table-cell/>
          <table:table-cell table:formula="of:=IF([.C22]=0; &quot;NaN&quot;; 1.001843 - 0.002318474*([.C22]/[.$E$3]) - 0.000007775*([.C22]/[.$E$3])^2 - 0.000000034*([.C22]/[.$E$3])^3 + 0.00574*([.D22]/[.$E$3]) + 0.00003344*([.D22]/[.$E$3])^2 + 0.000000086*([.D22]/[.$E$3])^3)" office:value-type="string" office:string-value="NaN">
            <text:p>NaN</text:p>
          </table:table-cell>
          <table:table-cell table:formula="of:=IF([.C22]=0; &quot;NaN&quot;; 1 - 0.0044993*([.C22]/[.$E$3]) + 0.0117741*([.D22]/[.$E$3]) + 0.000275806*([.C22]/[.$E$3])^2 - 0.00127169*([.D22]/[.$E$3])^2 - 0.00000727999*([.C22]/[.$E$3])^3 + 0.0000632929*([.D22]/[.$E$3])^3)" office:value-type="string" office:string-value="NaN">
            <text:p>NaN</text:p>
          </table:table-cell>
          <table:table-cell table:formula="of:=IF([.$C22]=0; &quot;NaN&quot;; 1 - 0.000856829*([.$C22]/[.$E$3]) + 0.00349412*([.$D22]/[.$E$3]))" office:value-type="string" office:string-value="NaN">
            <text:p>NaN</text:p>
          </table:table-cell>
          <table:table-cell table:formula="of:=[.K22]*0.8192" office:value-type="percentage" office:value="0">
            <text:p>#VALUE!</text:p>
          </table:table-cell>
          <table:table-cell table:formula="of:=IF([.F22]=0; ((1 - (0.1808*(668.72*[.H22] - 463.37 - 205.347*[.H22]^2) + 0.8192*(668.72*[.H22] - 463.37 - 205.347*[.H22]^2))/([.C22]/[.$E$3]))); ((1 - (0.1808*(668.72*[.F22] - 463.37 - 205.347*[.F22]^2) + 0.8192*(668.72*[.F22] - 463.37 - 205.347*[.F22]^2))/([.C22]/[.$E$3]))))" office:value-type="percentage" office:value="0">
            <text:p>#VALUE!</text:p>
          </table:table-cell>
          <table:table-cell table:formula="of:=IF([.F22]=0; (0.01/0.8192)*(([.C22]/[.$E$3])-(0.1808*([.C22]/[.$E$3]) + 0.8192*(668.72*[.H22] - 463.37 - 205.347*[.H22]^2)))/(2.0665 - 0.010665*([.C22]/[.$E$3])); (0.01/0.8192)*(([.C22]/[.$E$3])-(0.1808*([.C22]/[.$E$3]) + 0.8192*(668.72*[.F22] - 463.37 - 205.347*[.F22]^2)))/(2.0665 - 0.010665*([.C22]/[.$E$3])))" office:value-type="percentage" office:value="0">
            <text:p>#VALUE!</text:p>
          </table:table-cell>
          <table:table-cell table:number-columns-repeated="2"/>
        </table:table-row>
        <table:table-row table:style-name="ro3">
          <table:table-cell table:formula="of:=[.A22]+1" office:value-type="float" office:value="17">
            <text:p>17</text:p>
          </table:table-cell>
          <table:table-cell/>
          <table:table-cell table:number-columns-repeated="2"/>
          <table:table-cell table:formula="of:=(([.C23]/[.$E$3])/(258.6-((([.C23]/[.$E$3])/258.2)*227.1))+1)" office:value-type="float" office:value="1">
            <text:p>1.000</text:p>
          </table:table-cell>
          <table:table-cell/>
          <table:table-cell table:formula="of:=IF([.C23]=0; &quot;NaN&quot;; 1.001843 - 0.002318474*([.C23]/[.$E$3]) - 0.000007775*([.C23]/[.$E$3])^2 - 0.000000034*([.C23]/[.$E$3])^3 + 0.00574*([.D23]/[.$E$3]) + 0.00003344*([.D23]/[.$E$3])^2 + 0.000000086*([.D23]/[.$E$3])^3)" office:value-type="string" office:string-value="NaN">
            <text:p>NaN</text:p>
          </table:table-cell>
          <table:table-cell table:formula="of:=IF([.C23]=0; &quot;NaN&quot;; 1 - 0.0044993*([.C23]/[.$E$3]) + 0.0117741*([.D23]/[.$E$3]) + 0.000275806*([.C23]/[.$E$3])^2 - 0.00127169*([.D23]/[.$E$3])^2 - 0.00000727999*([.C23]/[.$E$3])^3 + 0.0000632929*([.D23]/[.$E$3])^3)" office:value-type="string" office:string-value="NaN">
            <text:p>NaN</text:p>
          </table:table-cell>
          <table:table-cell table:formula="of:=IF([.$C23]=0; &quot;NaN&quot;; 1 - 0.000856829*([.$C23]/[.$E$3]) + 0.00349412*([.$D23]/[.$E$3]))" office:value-type="string" office:string-value="NaN">
            <text:p>NaN</text:p>
          </table:table-cell>
          <table:table-cell table:formula="of:=[.K23]*0.8192" office:value-type="percentage" office:value="0">
            <text:p>#VALUE!</text:p>
          </table:table-cell>
          <table:table-cell table:formula="of:=IF([.F23]=0; ((1 - (0.1808*(668.72*[.H23] - 463.37 - 205.347*[.H23]^2) + 0.8192*(668.72*[.H23] - 463.37 - 205.347*[.H23]^2))/([.C23]/[.$E$3]))); ((1 - (0.1808*(668.72*[.F23] - 463.37 - 205.347*[.F23]^2) + 0.8192*(668.72*[.F23] - 463.37 - 205.347*[.F23]^2))/([.C23]/[.$E$3]))))" office:value-type="percentage" office:value="0">
            <text:p>#VALUE!</text:p>
          </table:table-cell>
          <table:table-cell table:formula="of:=IF([.F23]=0; (0.01/0.8192)*(([.C23]/[.$E$3])-(0.1808*([.C23]/[.$E$3]) + 0.8192*(668.72*[.H23] - 463.37 - 205.347*[.H23]^2)))/(2.0665 - 0.010665*([.C23]/[.$E$3])); (0.01/0.8192)*(([.C23]/[.$E$3])-(0.1808*([.C23]/[.$E$3]) + 0.8192*(668.72*[.F23] - 463.37 - 205.347*[.F23]^2)))/(2.0665 - 0.010665*([.C23]/[.$E$3])))" office:value-type="percentage" office:value="0">
            <text:p>#VALUE!</text:p>
          </table:table-cell>
          <table:table-cell table:number-columns-repeated="2"/>
        </table:table-row>
        <table:table-row table:style-name="ro3">
          <table:table-cell table:formula="of:=[.A23]+1" office:value-type="float" office:value="18">
            <text:p>18</text:p>
          </table:table-cell>
          <table:table-cell/>
          <table:table-cell table:number-columns-repeated="2"/>
          <table:table-cell table:formula="of:=(([.C24]/[.$E$3])/(258.6-((([.C24]/[.$E$3])/258.2)*227.1))+1)" office:value-type="float" office:value="1">
            <text:p>1.000</text:p>
          </table:table-cell>
          <table:table-cell/>
          <table:table-cell table:formula="of:=IF([.C24]=0; &quot;NaN&quot;; 1.001843 - 0.002318474*([.C24]/[.$E$3]) - 0.000007775*([.C24]/[.$E$3])^2 - 0.000000034*([.C24]/[.$E$3])^3 + 0.00574*([.D24]/[.$E$3]) + 0.00003344*([.D24]/[.$E$3])^2 + 0.000000086*([.D24]/[.$E$3])^3)" office:value-type="string" office:string-value="NaN">
            <text:p>NaN</text:p>
          </table:table-cell>
          <table:table-cell table:formula="of:=IF([.C24]=0; &quot;NaN&quot;; 1 - 0.0044993*([.C24]/[.$E$3]) + 0.0117741*([.D24]/[.$E$3]) + 0.000275806*([.C24]/[.$E$3])^2 - 0.00127169*([.D24]/[.$E$3])^2 - 0.00000727999*([.C24]/[.$E$3])^3 + 0.0000632929*([.D24]/[.$E$3])^3)" office:value-type="string" office:string-value="NaN">
            <text:p>NaN</text:p>
          </table:table-cell>
          <table:table-cell table:formula="of:=IF([.$C24]=0; &quot;NaN&quot;; 1 - 0.000856829*([.$C24]/[.$E$3]) + 0.00349412*([.$D24]/[.$E$3]))" office:value-type="string" office:string-value="NaN">
            <text:p>NaN</text:p>
          </table:table-cell>
          <table:table-cell table:formula="of:=[.K24]*0.8192" office:value-type="percentage" office:value="0">
            <text:p>#VALUE!</text:p>
          </table:table-cell>
          <table:table-cell table:formula="of:=IF([.F24]=0; ((1 - (0.1808*(668.72*[.H24] - 463.37 - 205.347*[.H24]^2) + 0.8192*(668.72*[.H24] - 463.37 - 205.347*[.H24]^2))/([.C24]/[.$E$3]))); ((1 - (0.1808*(668.72*[.F24] - 463.37 - 205.347*[.F24]^2) + 0.8192*(668.72*[.F24] - 463.37 - 205.347*[.F24]^2))/([.C24]/[.$E$3]))))" office:value-type="percentage" office:value="0">
            <text:p>#VALUE!</text:p>
          </table:table-cell>
          <table:table-cell table:formula="of:=IF([.F24]=0; (0.01/0.8192)*(([.C24]/[.$E$3])-(0.1808*([.C24]/[.$E$3]) + 0.8192*(668.72*[.H24] - 463.37 - 205.347*[.H24]^2)))/(2.0665 - 0.010665*([.C24]/[.$E$3])); (0.01/0.8192)*(([.C24]/[.$E$3])-(0.1808*([.C24]/[.$E$3]) + 0.8192*(668.72*[.F24] - 463.37 - 205.347*[.F24]^2)))/(2.0665 - 0.010665*([.C24]/[.$E$3])))" office:value-type="percentage" office:value="0">
            <text:p>#VALUE!</text:p>
          </table:table-cell>
          <table:table-cell table:number-columns-repeated="2"/>
        </table:table-row>
        <table:table-row table:style-name="ro3">
          <table:table-cell table:formula="of:=[.A24]+1" office:value-type="float" office:value="19">
            <text:p>19</text:p>
          </table:table-cell>
          <table:table-cell/>
          <table:table-cell table:number-columns-repeated="2"/>
          <table:table-cell table:formula="of:=(([.C25]/[.$E$3])/(258.6-((([.C25]/[.$E$3])/258.2)*227.1))+1)" office:value-type="float" office:value="1">
            <text:p>1.000</text:p>
          </table:table-cell>
          <table:table-cell/>
          <table:table-cell table:formula="of:=IF([.C25]=0; &quot;NaN&quot;; 1.001843 - 0.002318474*([.C25]/[.$E$3]) - 0.000007775*([.C25]/[.$E$3])^2 - 0.000000034*([.C25]/[.$E$3])^3 + 0.00574*([.D25]/[.$E$3]) + 0.00003344*([.D25]/[.$E$3])^2 + 0.000000086*([.D25]/[.$E$3])^3)" office:value-type="string" office:string-value="NaN">
            <text:p>NaN</text:p>
          </table:table-cell>
          <table:table-cell table:formula="of:=IF([.C25]=0; &quot;NaN&quot;; 1 - 0.0044993*([.C25]/[.$E$3]) + 0.0117741*([.D25]/[.$E$3]) + 0.000275806*([.C25]/[.$E$3])^2 - 0.00127169*([.D25]/[.$E$3])^2 - 0.00000727999*([.C25]/[.$E$3])^3 + 0.0000632929*([.D25]/[.$E$3])^3)" office:value-type="string" office:string-value="NaN">
            <text:p>NaN</text:p>
          </table:table-cell>
          <table:table-cell table:formula="of:=IF([.$C25]=0; &quot;NaN&quot;; 1 - 0.000856829*([.$C25]/[.$E$3]) + 0.00349412*([.$D25]/[.$E$3]))" office:value-type="string" office:string-value="NaN">
            <text:p>NaN</text:p>
          </table:table-cell>
          <table:table-cell table:formula="of:=[.K25]*0.8192" office:value-type="percentage" office:value="0">
            <text:p>#VALUE!</text:p>
          </table:table-cell>
          <table:table-cell table:formula="of:=IF([.F25]=0; ((1 - (0.1808*(668.72*[.H25] - 463.37 - 205.347*[.H25]^2) + 0.8192*(668.72*[.H25] - 463.37 - 205.347*[.H25]^2))/([.C25]/[.$E$3]))); ((1 - (0.1808*(668.72*[.F25] - 463.37 - 205.347*[.F25]^2) + 0.8192*(668.72*[.F25] - 463.37 - 205.347*[.F25]^2))/([.C25]/[.$E$3]))))" office:value-type="percentage" office:value="0">
            <text:p>#VALUE!</text:p>
          </table:table-cell>
          <table:table-cell table:formula="of:=IF([.F25]=0; (0.01/0.8192)*(([.C25]/[.$E$3])-(0.1808*([.C25]/[.$E$3]) + 0.8192*(668.72*[.H25] - 463.37 - 205.347*[.H25]^2)))/(2.0665 - 0.010665*([.C25]/[.$E$3])); (0.01/0.8192)*(([.C25]/[.$E$3])-(0.1808*([.C25]/[.$E$3]) + 0.8192*(668.72*[.F25] - 463.37 - 205.347*[.F25]^2)))/(2.0665 - 0.010665*([.C25]/[.$E$3])))" office:value-type="percentage" office:value="0">
            <text:p>#VALUE!</text:p>
          </table:table-cell>
          <table:table-cell table:number-columns-repeated="2"/>
        </table:table-row>
        <table:table-row table:style-name="ro3">
          <table:table-cell table:formula="of:=[.A25]+1" office:value-type="float" office:value="20">
            <text:p>20</text:p>
          </table:table-cell>
          <table:table-cell/>
          <table:table-cell table:number-columns-repeated="2"/>
          <table:table-cell table:formula="of:=(([.C26]/[.$E$3])/(258.6-((([.C26]/[.$E$3])/258.2)*227.1))+1)" office:value-type="float" office:value="1">
            <text:p>1.000</text:p>
          </table:table-cell>
          <table:table-cell/>
          <table:table-cell table:formula="of:=IF([.C26]=0; &quot;NaN&quot;; 1.001843 - 0.002318474*([.C26]/[.$E$3]) - 0.000007775*([.C26]/[.$E$3])^2 - 0.000000034*([.C26]/[.$E$3])^3 + 0.00574*([.D26]/[.$E$3]) + 0.00003344*([.D26]/[.$E$3])^2 + 0.000000086*([.D26]/[.$E$3])^3)" office:value-type="string" office:string-value="NaN">
            <text:p>NaN</text:p>
          </table:table-cell>
          <table:table-cell table:formula="of:=IF([.C26]=0; &quot;NaN&quot;; 1 - 0.0044993*([.C26]/[.$E$3]) + 0.0117741*([.D26]/[.$E$3]) + 0.000275806*([.C26]/[.$E$3])^2 - 0.00127169*([.D26]/[.$E$3])^2 - 0.00000727999*([.C26]/[.$E$3])^3 + 0.0000632929*([.D26]/[.$E$3])^3)" office:value-type="string" office:string-value="NaN">
            <text:p>NaN</text:p>
          </table:table-cell>
          <table:table-cell table:formula="of:=IF([.$C26]=0; &quot;NaN&quot;; 1 - 0.000856829*([.$C26]/[.$E$3]) + 0.00349412*([.$D26]/[.$E$3]))" office:value-type="string" office:string-value="NaN">
            <text:p>NaN</text:p>
          </table:table-cell>
          <table:table-cell table:formula="of:=[.K26]*0.8192" office:value-type="percentage" office:value="0">
            <text:p>#VALUE!</text:p>
          </table:table-cell>
          <table:table-cell table:formula="of:=IF([.F26]=0; ((1 - (0.1808*(668.72*[.H26] - 463.37 - 205.347*[.H26]^2) + 0.8192*(668.72*[.H26] - 463.37 - 205.347*[.H26]^2))/([.C26]/[.$E$3]))); ((1 - (0.1808*(668.72*[.F26] - 463.37 - 205.347*[.F26]^2) + 0.8192*(668.72*[.F26] - 463.37 - 205.347*[.F26]^2))/([.C26]/[.$E$3]))))" office:value-type="percentage" office:value="0">
            <text:p>#VALUE!</text:p>
          </table:table-cell>
          <table:table-cell table:formula="of:=IF([.F26]=0; (0.01/0.8192)*(([.C26]/[.$E$3])-(0.1808*([.C26]/[.$E$3]) + 0.8192*(668.72*[.H26] - 463.37 - 205.347*[.H26]^2)))/(2.0665 - 0.010665*([.C26]/[.$E$3])); (0.01/0.8192)*(([.C26]/[.$E$3])-(0.1808*([.C26]/[.$E$3]) + 0.8192*(668.72*[.F26] - 463.37 - 205.347*[.F26]^2)))/(2.0665 - 0.010665*([.C26]/[.$E$3])))" office:value-type="percentage" office:value="0">
            <text:p>#VALUE!</text:p>
          </table:table-cell>
          <table:table-cell table:number-columns-repeated="2"/>
        </table:table-row>
        <table:table-row table:style-name="ro3">
          <table:table-cell table:style-name="Default" table:number-columns-repeated="4"/>
          <table:table-cell table:style-name="ce5" office:value-type="string" table:number-columns-spanned="2" table:number-rows-spanned="1">
            <text:p>Mean discrepancy:</text:p>
          </table:table-cell>
          <table:covered-table-cell table:style-name="ce11"/>
          <table:table-cell table:style-name="ce14" table:formula="of:=(SUM([.G7:.G26])-SUM([.F7:.F26]))/COUNT([.G7:.G26])" office:value-type="float" office:value="0">
            <text:p>#DIV/0!</text:p>
          </table:table-cell>
          <table:table-cell table:style-name="ce14" table:formula="of:=(SUM([.H7:.H26])-SUM([.F7:.F26]))/COUNT([.H7:.H26])" office:value-type="float" office:value="0">
            <text:p>#DIV/0!</text:p>
          </table:table-cell>
          <table:table-cell table:style-name="ce14" table:formula="of:=(SUM([.I7:.I26])-SUM([.F7:.F26]))/COUNT([.I7:.I26])" office:value-type="float" office:value="0">
            <text:p>#DIV/0!</text:p>
          </table:table-cell>
          <table:table-cell table:style-name="Default" table:number-columns-repeated="3"/>
          <table:table-cell table:number-columns-repeated="2"/>
        </table:table-row>
        <table:table-row table:style-name="ro3">
          <table:table-cell table:style-name="Default" table:number-columns-repeated="4"/>
          <table:table-cell table:style-name="ce5"/>
          <table:table-cell table:style-name="ce11"/>
          <table:table-cell table:style-name="ce14"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Default">
            <draw:frame table:end-cell-address="Sheet1.G54" table:end-x="0.2823in" table:end-y="0.0094in" draw:z-index="0" draw:style-name="gr1" svg:width="5.5398in" svg:height="4.2236in" svg:x="0.0004in" svg:y="0.1098in">
              <draw:object draw:notify-on-update-of-ranges="Sheet1.F7:Sheet1.F26 Sheet1.G6:Sheet1.G6 Sheet1.G7:Sheet1.G26 Sheet1.F7:Sheet1.F26 Sheet1.H6:Sheet1.H6 Sheet1.H7:Sheet1.H26 Sheet1.I6:Sheet1.I6 Sheet1.I7:Sheet1.I26 Sheet1.F7:Sheet1.F26 Sheet1.F7:Sheet1.F26 Sheet1.F6:Sheet1.F6 Sheet1.F7:Sheet1.F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11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percentage-style style:name="N118">
      <number:number number:decimal-places="3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number:number-style style:name="N120">
      <number:number number:decimal-places="4" number:min-integer-digits="1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7">04/07/2011</text:date>, <text:time>13:4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1T18:53:38</meta:creation-date>
    <dc:date>2011-04-07T13:44:37</dc:date>
    <meta:editing-duration>PT196H47M43S</meta:editing-duration>
    <meta:editing-cycles>30</meta:editing-cycles>
    <meta:generator>OpenOffice.org/3.2$Unix OpenOffice.org_project/320m18$Build-9502</meta:generator>
    <meta:document-statistic meta:table-count="1" meta:cell-count="2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minimum="0.99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minimum="0.995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7">
      <style:chart-properties chart:symbol-type="named-symbol" chart:symbol-name="square" chart:symbol-width="0.15cm" chart:symbol-height="0.15cm">
        <chart:symbol-image xlink:href="Pictures/2000000D000000DD000000DD2B264CF0.svm" xlink:type="simple" xlink:actuate="onLoad"/>
      </style:chart-properties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117">
      <style:chart-properties chart:symbol-type="named-symbol" chart:symbol-name="square" chart:symbol-width="0.15cm" chart:symbol-height="0.15cm">
        <chart:symbol-image xlink:href="Pictures/2000000D000000DD000000DD47D2A0B4.svm" xlink:type="simple" xlink:actuate="onLoad"/>
      </style:chart-properties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2" style:family="chart" style:data-style-name="N117">
      <style:chart-properties chart:symbol-type="named-symbol" chart:symbol-name="square" chart:symbol-width="0.15cm" chart:symbol-height="0.15cm">
        <chart:symbol-image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3" style:family="chart" style:data-style-name="N117">
      <style:chart-properties chart:symbol-type="none" chart:regression-type="linea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dash" draw:stroke-dash="Ultrafine_20_Dashed" svg:stroke-color="#ffd320"/>
    </style:style>
    <style:style style:name="ch15" style:family="chart">
      <style:graphic-properties draw:stroke="solid" svg:stroke-color="#b3b3b3" draw:fill="solid" draw:fill-color="#ffffff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072cm" svg:height="10.729cm" xlink:href=".." chart:class="chart:scatter" chart:column-mapping="1 2 3 0" chart:style-name="ch1">
        <chart:title svg:x="4.278cm" svg:y="0.214cm" chart:style-name="ch2">
          <text:p>Refractometer Correlations</text:p>
        </chart:title>
        <chart:legend chart:legend-position="end" svg:x="1.952cm" svg:y="0.751cm" chart:style-name="ch3"/>
        <chart:plot-area chart:style-name="ch4" table:cell-range-address="Sheet1.F6:Sheet1.I26" chart:data-source-has-labels="row" svg:x="0.344cm" svg:y="0.75cm" svg:width="13.709cm" svg:height="9.538cm">
          <chart:axis chart:dimension="x" chart:name="primary-x" chart:style-name="ch5">
            <chart:title svg:x="6.772cm" svg:y="9.943cm" chart:style-name="ch6">
              <text:p>Actual FG</text:p>
            </chart:title>
          </chart:axis>
          <chart:axis chart:dimension="y" chart:name="primary-y" chart:style-name="ch7">
            <chart:title svg:x="0.264cm" svg:y="6.176cm" chart:style-name="ch8">
              <text:p>Predicted FG</text:p>
            </chart:title>
            <chart:grid chart:style-name="ch9" chart:class="major"/>
          </chart:axis>
          <chart:series chart:style-name="ch10" chart:values-cell-range-address="Sheet1.G7:Sheet1.G26" chart:label-cell-address="Sheet1.G6:Sheet1.G6" chart:class="chart:scatter">
            <chart:domain table:cell-range-address="Sheet1.F7:Sheet1.F26"/>
            <chart:data-point chart:repeated="20"/>
          </chart:series>
          <chart:series chart:style-name="ch11" chart:values-cell-range-address="Sheet1.H7:Sheet1.H26" chart:label-cell-address="Sheet1.H6:Sheet1.H6" chart:class="chart:scatter">
            <chart:data-point chart:repeated="20"/>
          </chart:series>
          <chart:series chart:style-name="ch12" chart:values-cell-range-address="Sheet1.I7:Sheet1.I26" chart:label-cell-address="Sheet1.I6:Sheet1.I6" chart:class="chart:scatter">
            <chart:data-point chart:repeated="20"/>
          </chart:series>
          <chart:series chart:style-name="ch13" chart:values-cell-range-address="Sheet1.F7:Sheet1.F26" chart:label-cell-address="Sheet1.F6:Sheet1.F6" chart:class="chart:scatter">
            <chart:regression-curve chart:style-name="ch14"/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 text:id="Sheet1.G6:Sheet1.G6">Old Cubic</text:p>
              </table:table-cell>
              <table:table-cell office:value-type="string">
                <text:p text:id="Sheet1.H6:Sheet1.H6">New Cubic</text:p>
              </table:table-cell>
              <table:table-cell office:value-type="string">
                <text:p text:id="Sheet1.I6:Sheet1.I6">New Linear</text:p>
              </table:table-cell>
              <table:table-cell office:value-type="string">
                <text:p text:id="Sheet1.F6:Sheet1.F6">Hydro F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Sheet1.F7:Sheet1.F26">1.#NAN</text:p>
              </table:table-cell>
              <table:table-cell office:value-type="float" office:value="1.#NAN">
                <text:p text:id="Sheet1.G7:Sheet1.G26">1.#NAN</text:p>
              </table:table-cell>
              <table:table-cell office:value-type="float" office:value="1.#NAN">
                <text:p text:id="Sheet1.H7:Sheet1.H26">1.#NAN</text:p>
              </table:table-cell>
              <table:table-cell office:value-type="float" office:value="1.#NAN">
                <text:p text:id="Sheet1.I7:Sheet1.I26">1.#NAN</text:p>
              </table:table-cell>
              <table:table-cell office:value-type="float" office:value="1.#NAN">
                <text:p text:id="Sheet1.F7:Sheet1.F26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